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ICOLA VIRGEN DEL CISNE S.A.C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481124981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2434816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AGALI LOZAD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841024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0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10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30 - Servicio de Transporte Terrestre</text:p>
          </table:table-cell>
          <table:table-cell table:style-name="Tableau1.A2" office:value-type="string">
            <text:p text:style-name="P13">9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9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9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ECONOFLETE</text:p>
          </table:table-cell>
          <table:table-cell table:style-name="Tabla3.A2" office:value-type="string">
            <text:p text:style-name="P20">ROLLOS DE CINTAS ENGOMADAS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7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1T21:32:4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